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cd559" officeooo:paragraph-rsid="000cd559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cd559" officeooo:paragraph-rsid="000cd559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Liberation Sans" officeooo:rsid="000cd559" officeooo:paragraph-rsid="000cd559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chary Thompson</text:p>
      <text:p text:style-name="P2">Lab 18: Exam 2 Study Guide</text:p>
      <text:list xml:id="list3380437990" text:style-name="L1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4T16:00:36.085317681</meta:creation-date>
    <dc:date>2021-04-14T16:05:30.745024462</dc:date>
    <meta:editing-duration>PT4M54S</meta:editing-duration>
    <meta:editing-cycles>3</meta:editing-cycles>
    <meta:generator>LibreOffice/7.1.2.2$Linux_X86_64 LibreOffice_project/10$Build-2</meta:generator>
    <meta:document-statistic meta:table-count="0" meta:image-count="0" meta:object-count="0" meta:page-count="1" meta:paragraph-count="3" meta:word-count="9" meta:character-count="44" meta:non-whitespace-character-count="38"/>
  </office:meta>
</office:document-meta>
</file>